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3pt" style:font-size-asian="13pt" style:font-size-complex="13pt"/>
    </style:style>
    <style:style style:name="P4" style:family="paragraph" style:parent-style-name="Standard">
      <style:paragraph-properties fo:text-align="justify" style:justify-single-word="false"/>
      <style:text-properties fo:font-size="13pt" style:font-size-asian="13pt" style:font-size-complex="13pt"/>
    </style:style>
    <style:style style:name="P5" style:family="paragraph" style:parent-style-name="Standard">
      <style:paragraph-properties fo:text-align="start" style:justify-single-word="false"/>
      <style:text-properties fo:font-size="13pt" style:font-size-asian="13pt" style:font-size-complex="13pt"/>
    </style:style>
    <style:style style:name="P6" style:family="paragraph" style:parent-style-name="Standard">
      <style:paragraph-properties fo:text-align="center"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7" style:family="paragraph" style:parent-style-name="Standard">
      <style:paragraph-properties fo:text-align="center"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P8"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 style:family="paragraph" style:parent-style-name="Standard">
      <style:paragraph-properties fo:text-align="justify"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11"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13" style:family="paragraph" style:parent-style-name="Standard">
      <style:paragraph-properties fo:text-align="justify"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fo:padding="0.074cm" fo:border-left="none" fo:border-right="none" fo:border-top="none" fo:border-bottom="0.002cm solid #000000" style:join-border="false"/>
      <style:text-properties fo:font-size="13pt" fo:font-style="italic" fo:font-weight="bold" style:font-size-asian="13pt" style:font-style-asian="italic" style:font-weight-asian="bold" style:font-size-complex="13pt" style:font-style-complex="italic" style:font-weight-complex="bold"/>
    </style:style>
    <style:style style:name="P16" style:family="paragraph" style:parent-style-name="Standard">
      <style:paragraph-properties fo:text-align="center" style:justify-single-word="false" fo:padding="0.074cm" fo:border-left="none" fo:border-right="none" fo:border-top="none" fo:border-bottom="0.002cm solid #000000" style:join-border="false"/>
      <style:text-properties fo:font-size="13pt" style:font-size-asian="13pt" style:font-size-complex="13pt"/>
    </style:style>
    <style:style style:name="P17" style:family="paragraph" style:parent-style-name="Standard">
      <style:paragraph-properties fo:text-align="center" style:justify-single-word="false" fo:padding-left="0cm" fo:padding-right="0cm" fo:padding-top="0cm" fo:padding-bottom="0.071cm" fo:border-left="none" fo:border-right="none" fo:border-top="none" fo:border-bottom="0.002cm solid #000000"/>
      <style:text-properties fo:font-size="13pt" fo:font-style="italic" fo:font-weight="bold" style:font-size-asian="13pt" style:font-style-asian="italic" style:font-weight-asian="bold" style:font-size-complex="13pt" style:font-style-complex="italic" style:font-weight-complex="bold"/>
    </style:style>
    <style:style style:name="P18" style:family="paragraph" style:parent-style-name="Standard">
      <style:paragraph-properties fo:text-align="center" style:justify-single-word="false" fo:padding-left="0cm" fo:padding-right="0cm" fo:padding-top="0cm" fo:padding-bottom="0.071cm" fo:border-left="none" fo:border-right="none" fo:border-top="none" fo:border-bottom="0.002cm solid #000000"/>
      <style:text-properties fo:font-size="13pt" style:font-size-asian="13pt" style:font-size-complex="13pt"/>
    </style:style>
    <style:style style:name="P19" style:family="paragraph" style:parent-style-name="Standard">
      <style:paragraph-properties fo:text-align="justify"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20"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size="13pt" style:font-size-asian="13pt" style:font-size-complex="13pt"/>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style:text-underline-style="none" fo:font-weight="bold" style:font-size-asian="13pt" style:font-weight-asian="bold" style:font-size-complex="13pt" style:font-weight-complex="bold"/>
    </style:style>
    <style:style style:name="T5" style:family="text">
      <style:text-properties fo:font-size="13pt" style:text-underline-style="none" fo:font-weight="normal" style:font-size-asian="13pt" style:font-weight-asian="normal" style:font-size-complex="13pt" style:font-weight-complex="normal"/>
    </style:style>
    <style:style style:name="T6" style:family="text">
      <style:text-properties fo:font-size="13pt" fo:font-weight="normal"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
      <text:p text:style-name="P6">Dokumentation</text:p>
      <text:p text:style-name="P7"/>
      <text:p text:style-name="P7"/>
      <text:p text:style-name="P7"/>
      <text:p text:style-name="P7"/>
      <text:p text:style-name="P7"/>
      <text:p text:style-name="P7"/>
      <text:p text:style-name="P7"/>
      <text:p text:style-name="P17"/>
      <text:p text:style-name="P7">Vorweg:</text:p>
      <text:p text:style-name="P3"/>
      <text:p text:style-name="P3">In unserem Bomberman wird ein Großteil aller Dinge mit Slick bzw. LWJGL realisiert. </text:p>
      <text:p text:style-name="P3">Alle Slick-Funktionen sind in der Slick/LWJGL-Dokumentation (auf Englisch) erklärt oder können <text:s/>auf den jeweiligen Websites nachgelesen werden.</text:p>
      <text:p text:style-name="P3">Schlüsselfunktionen aus Slick, die in unserem Projekt besondere Verwendung finden, </text:p>
      <text:p text:style-name="P3">werden an anderer Stelle näher erläutert. </text:p>
      <text:p text:style-name="P2"><text:span text:style-name="T2"><text:line-break/>Slick Website: </text:span><text:a xlink:type="simple" xlink:href="http://slick.cokeandcode.com/index.php"><text:span text:style-name="Internet_20_link"><text:span text:style-name="T2">http://slick.cokeandcode.com/</text:span></text:span></text:a></text:p>
      <text:p text:style-name="P2"><text:span text:style-name="T2">LWJGL Website: </text:span><text:a xlink:type="simple" xlink:href="http://www.lwjgl.org/"><text:span text:style-name="Internet_20_link"><text:span text:style-name="T2">http://www.lwjgl.org/</text:span></text:span></text:a><text:span text:style-name="T2"> </text:span></text:p>
      <text:p text:style-name="P3"/>
      <text:p text:style-name="P18">Dort können die für das Programm benötigten Bibliotheken und Natives runtergeladen werden.</text:p>
      <text:p text:style-name="P4"/>
      <text:p text:style-name="P4"/>
      <text:p text:style-name="P4"/>
      <text:p text:style-name="P4"/>
      <text:p text:style-name="P4"/>
      <text:p text:style-name="P12">1. Die wichtigsten Klassen</text:p>
      <text:p text:style-name="P12">1.1 MainGame-Klasse</text:p>
      <text:p text:style-name="P12">1.2 MainMenu-Klasse</text:p>
      <text:p text:style-name="P12">1.3 Static-, Tutorial-, RandomMap-Klasse</text:p>
      <text:p text:style-name="P12">1.4 SpielObjekt-Klasse</text:p>
      <text:p text:style-name="P12"/>
      <text:p text:style-name="P12">2. Ressourcen-Ordner</text:p>
      <text:p text:style-name="P12"/>
      <text:p text:style-name="P12">3. Slick</text:p>
      <text:p text:style-name="P12"/>
      <text:p text:style-name="P12">4. Tiled</text:p>
      <text:p text:style-name="P3"/>
      <text:p text:style-name="P4"/>
      <text:p text:style-name="P4"/>
      <text:p text:style-name="P4"/>
      <text:p text:style-name="P4"/>
      <text:p text:style-name="P4"/>
      <text:p text:style-name="P4"/>
      <text:p text:style-name="P4"/>
      <text:p text:style-name="P4"><text:soft-page-break/></text:p>
      <text:p text:style-name="P13">1. Die wichtigsten Klassen</text:p>
      <text:p text:style-name="P4"/>
      <text:p text:style-name="P4">Es ist nun zu beachten, dass es sich im Folgenden nicht um eine haargenaue Erklärung der Klassen handelt. Wenn eine detaillierte Erklärung zu den Klassenparametern und Funktionen oder Methoden gesucht wird, sollte ein Blick in die Javadoc geworfen werden. Hier erhalten Sie lediglich einen Überblick über die wichtigsten Klassen des Programms.</text:p>
      <text:p text:style-name="P4"/>
      <text:p text:style-name="P8">1.1 MainGame-Klasse:</text:p>
      <text:p text:style-name="P4"/>
      <text:p text:style-name="P4">Die MainGame-Klasse erbt von ''StateBasedGame'', welche aus der Slick-Bibliothek stammt.</text:p>
      <text:p text:style-name="P4">Unser Programm besteht also aus mehreren ''States'', <text:s/>so etwas wie Ebenen.</text:p>
      <text:p text:style-name="P4">In dieser Klasse werden alle States gesetzt und initialisiert – Sie kann sozusagen als Rahmen des Programms verstanden werden. Ferner ist sie der Startpunkt des Programms: Sie ruft einen AppGameContainer auf, welche in Slick definiert ist.</text:p>
      <text:p text:style-name="P4">Bei Aufruf muss ein State genannt werden, der beim Start des Programms betreten wird:</text:p>
      <text:p text:style-name="P4">In unserem Programm also State 0 – das Hauptmenü bzw. die MainMenu-Klasse.</text:p>
      <text:p text:style-name="P4"/>
      <text:p text:style-name="P8">1.2 MainMenu-Klasse:</text:p>
      <text:p text:style-name="P4"/>
      <text:p text:style-name="P4">Die MainMenu-Klasse erbt von ''BasicGameState'' – sie ist mit der stateID 0 versehen.</text:p>
      <text:p text:style-name="P4">Wie der Name schon deuten lässt, handelt es sich hierbei um das Hauptmenü des Programms.</text:p>
      <text:p text:style-name="P14"><text:span text:style-name="T2">Dieser State ist der </text:span><text:span text:style-name="T3">Knotenpunkt</text:span><text:span text:style-name="T2"> des Programms. Von hier aus können alle anderen States erreicht werden und auch alle States kehren in diesen State zurück, wenn sie beendet werden. </text:span></text:p>
      <text:p text:style-name="P4"/>
      <text:p text:style-name="P4">Man navigiert mit den Pfeiltasten und bestätigt mit Enter.</text:p>
      <text:p text:style-name="P4"/>
      <text:p text:style-name="P4"/>
      <text:p text:style-name="P8">1.3 StaticGame-, Tutorial- und RandomMap-Klasse:</text:p>
      <text:p text:style-name="P4"/>
      <text:p text:style-name="P4">Diese Klasse ist jeweils mit der ID 1,2, und 3 versehen. Sie ist sozusagen das eigentliche Bomberman-Spiel. Sie bildet die Schnittstelle für alle anderen Objekte (Spieler, Bomben, Map etc.) <text:s/>und ist die komplexeste der vorhandenen Klassen - ein genauer Blick in die Javadoc und die Slick-Beschreibung zu BasicGameState ist empfohlen.</text:p>
      <text:p text:style-name="P4"/>
      <text:p text:style-name="P5">Der Unterschied zwischen den drei Klassen: <text:line-break/>StaticGame generiert beim Laden der Map überall, wo Mauern gesetzt werden können, Mauern.</text:p>
      <text:p text:style-name="P4">Bei RandomMap wird eine feste Wahrscheinlichkeit gesetzt, mit der Mauern erscheinen können.</text:p>
      <text:p text:style-name="P4">Das Tutorial besteht aus drei festen Maps. Diese werden nacheinander geladen, wenn der Spieler die Siegbedingungen erfüllt.</text:p>
      <text:p text:style-name="P4"/>
      <text:p text:style-name="P4">Durch die Funktion ''enterState(ID)'' kommt man zurück in das Hauptmenü.</text:p>
      <text:p text:style-name="P4"/>
      <text:p text:style-name="P8"><text:soft-page-break/>1.3 SpielObjekt-Klasse:</text:p>
      <text:p text:style-name="P4"/>
      <text:p text:style-name="P4">Die SpielObjekt-Klasse ist ebenfalls eine sehr wesentliche Klasse. Alle Objekte (Spieler, Bombe, Mauer, Explosion etc.) erben von ihr.</text:p>
      <text:p text:style-name="P4">In ihr wird eine gewisse Einheitlichkeit aller Objekte festgelegt. Jedes Objekt hat eine X- und Y-Koordinate und eine Kollisions-Box. Zusammen mit der Kollisionsprüfungsmethode, werden alle Interaktionen zwischen den Objekten hergestellt. Es ist wichtig, diese Klasse zu verstehen, da sie das Erstellen von Objekten vereinfacht.</text:p>
      <text:p text:style-name="P9"/>
      <text:p text:style-name="P13">2. Ressourcen Ordner:</text:p>
      <text:p text:style-name="P4"/>
      <text:p text:style-name="P4">In diesem Ordner können alle Daten gefunden werden, die für die Klassen benötigt werden:</text:p>
      <text:p text:style-name="P4">Bilder, Sounds und die Maps (tmx Dateien).</text:p>
      <text:p text:style-name="P4"/>
      <text:p text:style-name="P4"/>
      <text:p text:style-name="P13">3. Slick</text:p>
      <text:p text:style-name="P9"/>
      <text:p text:style-name="P10">Slick ist eine auf LWGL basierende Bibliothek. Sie eignet sich besonders für das Programmieren von 2D-Spielen in Java.</text:p>
      <text:p text:style-name="P10"/>
      <text:p text:style-name="P10">Unser Hauptspiel besteht im Grunde aus der Slick-Klasse GameState.</text:p>
      <text:p text:style-name="P10"/>
      <text:p text:style-name="P10">GameState wiederrum hat drei Kernmethoden, die das Spiel zum laufen bringen:</text:p>
      <text:p text:style-name="P2"><text:span text:style-name="T4">init</text:span><text:span text:style-name="T5">, </text:span><text:span text:style-name="T4">render</text:span><text:span text:style-name="T5"> und </text:span><text:span text:style-name="T4">update</text:span><text:span text:style-name="T5">.</text:span></text:p>
      <text:p text:style-name="P10">Die wichtigste dieser Methoden ist die update-Methode, in der die Spielelogik zusammenkommt.</text:p>
      <text:p text:style-name="P10"><text:line-break/>Eine gute Übersicht zu dieser Klasse findet sich im folgenden Link:</text:p>
      <text:p text:style-name="P14"><text:a xlink:type="simple" xlink:href="http://slick.cokeandcode.com/javadoc/org/newdawn/slick/state/GameState.html"><text:span text:style-name="Internet_20_link"><text:span text:style-name="T6">http://slick.cokeandcode.com/javadoc/org/newdawn/slick/state/GameState.html</text:span></text:span></text:a><text:span text:style-name="T5"> </text:span></text:p>
      <text:p text:style-name="P10"/>
      <text:p text:style-name="P10">Ebenso wichtig sind die States.</text:p>
      <text:p text:style-name="P10">Zum Umgang mit den States ist folgender Link zur StateBasedGame-Klasse sehr hilfreich:</text:p>
      <text:p text:style-name="P14"><text:a xlink:type="simple" xlink:href="http://slick.cokeandcode.com/javadoc/org/newdawn/slick/state/StateBasedGame.html"><text:span text:style-name="Internet_20_link"><text:span text:style-name="T6">http://slick.cokeandcode.com/javadoc/org/newdawn/slick/state/StateBasedGame.html</text:span></text:span></text:a><text:span text:style-name="T5"> </text:span></text:p>
      <text:p text:style-name="P10"/>
      <text:p text:style-name="P13">4. Tiled</text:p>
      <text:p text:style-name="P10"/>
      <text:p text:style-name="P10">Die Maps werden mit dem Programm ''Tiled Map Editor'' erstellt:</text:p>
      <text:p text:style-name="P14"><text:a xlink:type="simple" xlink:href="http://www.mapeditor.org/"><text:span text:style-name="Internet_20_link"><text:span text:style-name="T6">http://www.mapeditor.org/</text:span></text:span></text:a><text:span text:style-name="T5"> </text:span></text:p>
      <text:p text:style-name="P10"/>
      <text:p text:style-name="P10">Um mit Tiled arbeiten zu können, wird ein Tileset benötigt. Unser Tileset befindet sich im res-Ordner. Dabei entspricht ein Tile (Feld) einer Größe von 32x32 Pixel.</text:p>
      <text:p text:style-name="P10"/>
      <text:p text:style-name="P10">Jedes Tile im Tileset besitzt eine Tile-ID. Diese Tile-IDs können Methoden in Slick auch erkennen und entsprechend benutzen.</text:p>
      <text:p text:style-name="P10"/>
      <text:p text:style-name="P10">Maps werden in einer tmx-Datei abgespeichert. Diese können durch die Slick-Klassen geladen und verwendet werden. Die tmx-Dateien befinden sich ebenfalls im res-Ord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03T22:42:59.30</meta:creation-date>
    <dc:date>2012-07-06T15:46:06.32</dc:date>
    <meta:editing-duration>PT01H38M29S</meta:editing-duration>
    <meta:editing-cycles>4</meta:editing-cycles>
    <meta:generator>OpenOffice.org/3.2$Win32 OpenOffice.org_project/320m18$Build-9502</meta:generator>
    <meta:document-statistic meta:table-count="0" meta:image-count="0" meta:object-count="0" meta:page-count="3" meta:paragraph-count="59" meta:word-count="660" meta:character-count="4801"/>
  </office:meta>
</office:document-meta>
</file>